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T1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fo:font-weight="normal" style:font-weight-asian="normal" style:font-weight-complex="normal"/>
    </style:style>
    <style:style style:name="T4" style:family="text">
      <style:text-properties style:font-name="Courier New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Times New Roman" fo:font-weight="bold" style:font-weight-asian="bold" style:font-weight-complex="bold"/>
    </style:style>
  </office:automatic-styles>
  <office:body>
    <office:text>
      <text:tracked-changes text:track-changes="false">
        <text:changed-region text:id="ct167817768">
          <text:insertion>
            <office:change-info>
              <dc:creator>Unknown Author</dc:creator>
              <dc:date>2011-10-04T21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Dear </text:span><text:change-start text:change-id="ct167817768"/><text:span text:style-name="T5">member.title</text:span><text:change-end text:change-id="ct167817768"/><text:span text:style-name="T5"> </text:span><text:span text:style-name="T5"><text:conditional-text text:condition="ooow:True" text:string-value-if-true="member.last_name" text:string-value-if-false="">member.last_name</text:conditional-text></text:span></text:p>
      <text:p text:style-name="P1"/>
      <text:p text:style-name="P1">Thank you for your continued support of Pyowa.</text:p>
      <text:p text:style-name="P1"/>
      <text:p text:style-name="P1">Sincerely,</text:p>
      <text:p text:style-name="P1"/>
      <text:p text:style-name="P1">Pyo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01T20:31:32.21</meta:creation-date>
    <dc:date>2011-10-04T21:04:28.34</dc:date>
    <meta:editing-duration>PT01H51M03S</meta:editing-duration>
    <meta:editing-cycles>12</meta:editing-cycles>
    <meta:generator>OpenOffice.org/3.1$Win32 OpenOffice.org_project/310m19$Build-9420</meta:generator>
    <meta:document-statistic meta:table-count="0" meta:image-count="0" meta:object-count="0" meta:page-count="1" meta:paragraph-count="4" meta:word-count="13" meta:character-count="95"/>
  </office:meta>
</office:document-meta>
</file>